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71.1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66182872653008" calcext:value-type="float">
            <text:p>0.096618287265301</text:p>
          </table:table-cell>
          <table:table-cell office:value-type="float" office:value="0.846153855323792" calcext:value-type="float">
            <text:p>0.846153855323792</text:p>
          </table:table-cell>
          <table:table-cell office:value-type="float" office:value="0.683168292045593" calcext:value-type="float">
            <text:p>0.683168292045593</text:p>
          </table:table-cell>
          <table:table-cell office:value-type="float" office:value="0.896103918552399" calcext:value-type="float">
            <text:p>0.896103918552399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99" calcext:value-type="float">
            <text:p>2599</text:p>
          </table:table-cell>
          <table:table-cell office:value-type="float" office:value="179.413456678391" calcext:value-type="float">
            <text:p>179.413456678391</text:p>
          </table:table-cell>
          <table:table-cell office:value-type="string" calcext:value-type="string">
            <text:p>10_B_exp8</text:p>
          </table:table-cell>
          <table:table-cell office:value-type="string" calcext:value-type="string">
            <text:p>10_B.v1.l1.ds0.l_combo7.ds_combo1.idays60.odays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39508764445782" calcext:value-type="float">
            <text:p>0.033950876444578</text:p>
          </table:table-cell>
          <table:table-cell office:value-type="float" office:value="0.957446813583374" calcext:value-type="float">
            <text:p>0.957446813583374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15384638309479" calcext:value-type="float">
            <text:p>0.615384638309479</text:p>
          </table:table-cell>
          <table:table-cell office:value-type="float" office:value="16" calcext:value-type="float">
            <text:p>16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87" calcext:value-type="float">
            <text:p>3287</text:p>
          </table:table-cell>
          <table:table-cell table:style-name="ce1" office:value-type="float" office:value="117.550146579742" calcext:value-type="float">
            <text:p>117.550146579742</text:p>
          </table:table-cell>
          <table:table-cell table:style-name="ce1" office:value-type="string" calcext:value-type="string">
            <text:p>10_B_exp32</text:p>
          </table:table-cell>
          <table:table-cell table:style-name="ce1" office:value-type="string" calcext:value-type="string">
            <text:p>10_B.v1.l1.ds0.l_combo0.ds_combo1.idays30.odays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8516725301743" calcext:value-type="float">
            <text:p>0.168516725301743</text:p>
          </table:table-cell>
          <table:table-cell office:value-type="float" office:value="0.786350131034851" calcext:value-type="float">
            <text:p>0.786350131034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362" calcext:value-type="float">
            <text:p>3362</text:p>
          </table:table-cell>
          <table:table-cell office:value-type="float" office:value="43.1514902114868" calcext:value-type="float">
            <text:p>43.1514902114868</text:p>
          </table:table-cell>
          <table:table-cell office:value-type="string" calcext:value-type="string">
            <text:p>10_J_exp32</text:p>
          </table:table-cell>
          <table:table-cell office:value-type="string" calcext:value-type="string">
            <text:p>10_J.v1.l1.ds0.l_combo6.ds_combo1.idays60.odays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43937017023563" calcext:value-type="float">
            <text:p>0.034393701702356</text:p>
          </table:table-cell>
          <table:table-cell office:value-type="float" office:value="0.955752193927765" calcext:value-type="float">
            <text:p>0.955752193927765</text:p>
          </table:table-cell>
          <table:table-cell office:value-type="float" office:value="0.909090936183929" calcext:value-type="float">
            <text:p>0.909090936183929</text:p>
          </table:table-cell>
          <table:table-cell office:value-type="float" office:value="0.416666656732559" calcext:value-type="float">
            <text:p>0.416666656732559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390" calcext:value-type="float">
            <text:p>3390</text:p>
          </table:table-cell>
          <table:table-cell table:style-name="ce1" office:value-type="float" office:value="113.731417655945" calcext:value-type="float">
            <text:p>113.731417655945</text:p>
          </table:table-cell>
          <table:table-cell table:style-name="ce1" office:value-type="string" calcext:value-type="string">
            <text:p>10_M_exp64</text:p>
          </table:table-cell>
          <table:table-cell table:style-name="ce1" office:value-type="string" calcext:value-type="string">
            <text:p>10_M.v1.l1.ds0.l_combo5.ds_combo1.idays30.odays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4041236042976" calcext:value-type="float">
            <text:p>0.164041236042976</text:p>
          </table:table-cell>
          <table:table-cell office:value-type="float" office:value="0.783382773399353" calcext:value-type="float">
            <text:p>0.783382773399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62" calcext:value-type="float">
            <text:p>3362</text:p>
          </table:table-cell>
          <table:table-cell office:value-type="float" office:value="65.9367241859436" calcext:value-type="float">
            <text:p>65.9367241859436</text:p>
          </table:table-cell>
          <table:table-cell office:value-type="string" calcext:value-type="string">
            <text:p>10_V_exp32</text:p>
          </table:table-cell>
          <table:table-cell office:value-type="string" calcext:value-type="string">
            <text:p>10_V.v1.l1.ds0.l_combo6.ds_combo1.idays60.odays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06427457928658" calcext:value-type="float">
            <text:p>0.040642745792866</text:p>
          </table:table-cell>
          <table:table-cell office:value-type="float" office:value="0.945288777351379" calcext:value-type="float">
            <text:p>0.945288777351379</text:p>
          </table:table-cell>
          <table:table-cell office:value-type="float" office:value="0.756097555160522" calcext:value-type="float">
            <text:p>0.756097555160522</text:p>
          </table:table-cell>
          <table:table-cell office:value-type="float" office:value="0.794871807098389" calcext:value-type="float">
            <text:p>0.794871807098389</text:p>
          </table:table-cell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87" calcext:value-type="float">
            <text:p>3287</text:p>
          </table:table-cell>
          <table:table-cell table:style-name="ce1" office:value-type="float" office:value="127.546569824219" calcext:value-type="float">
            <text:p>127.546569824219</text:p>
          </table:table-cell>
          <table:table-cell table:style-name="ce1" office:value-type="string" calcext:value-type="string">
            <text:p>10_V_exp32</text:p>
          </table:table-cell>
          <table:table-cell table:style-name="ce1" office:value-type="string" calcext:value-type="string">
            <text:p>10_V.v1.l1.ds0.l_combo0.ds_combo1.idays30.odays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2197737693787" calcext:value-type="float">
            <text:p>0.132197737693787</text:p>
          </table:table-cell>
          <table:table-cell office:value-type="float" office:value="0.818991124629974" calcext:value-type="float">
            <text:p>0.818991124629974</text:p>
          </table:table-cell>
          <table:table-cell office:value-type="float" office:value="0.756756782531738" calcext:value-type="float">
            <text:p>0.756756782531738</text:p>
          </table:table-cell>
          <table:table-cell office:value-type="float" office:value="0.565656542778015" calcext:value-type="float">
            <text:p>0.565656542778015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363" calcext:value-type="float">
            <text:p>3363</text:p>
          </table:table-cell>
          <table:table-cell office:value-type="float" office:value="56.0609567165375" calcext:value-type="float">
            <text:p>56.0609567165375</text:p>
          </table:table-cell>
          <table:table-cell office:value-type="string" calcext:value-type="string">
            <text:p>10_M_exp32</text:p>
          </table:table-cell>
          <table:table-cell office:value-type="string" calcext:value-type="string">
            <text:p>10_M.v1.l1.ds0.l_combo9.ds_combo1.idays30.oday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43937017023563" calcext:value-type="float">
            <text:p>0.034393701702356</text:p>
          </table:table-cell>
          <table:table-cell office:value-type="float" office:value="0.955752193927765" calcext:value-type="float">
            <text:p>0.955752193927765</text:p>
          </table:table-cell>
          <table:table-cell office:value-type="float" office:value="0.909090936183929" calcext:value-type="float">
            <text:p>0.909090936183929</text:p>
          </table:table-cell>
          <table:table-cell office:value-type="float" office:value="0.416666656732559" calcext:value-type="float">
            <text:p>0.416666656732559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390" calcext:value-type="float">
            <text:p>3390</text:p>
          </table:table-cell>
          <table:table-cell table:style-name="ce1" office:value-type="float" office:value="113.731417655945" calcext:value-type="float">
            <text:p>113.731417655945</text:p>
          </table:table-cell>
          <table:table-cell table:style-name="ce1" office:value-type="string" calcext:value-type="string">
            <text:p>10_M_exp64</text:p>
          </table:table-cell>
          <table:table-cell table:style-name="ce1" office:value-type="string" calcext:value-type="string">
            <text:p>10_M.v1.l1.ds0.l_combo5.ds_combo1.idays30.odays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5:27:20.674627427</dc:date>
    <meta:editing-duration>PT6M14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